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50c9d" officeooo:paragraph-rsid="005531a5"/>
    </style:style>
    <style:style style:name="P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e3d22" officeooo:paragraph-rsid="0049d539"/>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0bd03a" officeooo:paragraph-rsid="000bd03a"/>
    </style:style>
    <style:style style:name="P4"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b4f81" officeooo:paragraph-rsid="0029c49d" style:font-style-asian="normal" style:font-style-complex="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0bd03a" officeooo:paragraph-rsid="000bd03a" style:font-style-asian="normal" style:font-style-complex="normal"/>
    </style:style>
    <style:style style:name="P6"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d1f91" officeooo:paragraph-rsid="0029c49d" style:font-style-asian="normal" style:font-style-complex="normal"/>
    </style:style>
    <style:style style:name="P7"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e052f" officeooo:paragraph-rsid="000e052f" style:font-style-asian="normal" style:font-style-complex="normal"/>
    </style:style>
    <style:style style:name="P8" style:family="paragraph" style:parent-style-name="Text_20_body">
      <style:paragraph-properties fo:margin-left="0cm" fo:margin-right="0cm" fo:margin-top="0cm" fo:margin-bottom="0cm" loext:contextual-spacing="false" fo:line-height="100%" fo:text-align="end" style:justify-single-word="false" fo:orphans="2" fo:widows="2" fo:text-indent="0cm" style:auto-text-indent="false"/>
      <style:text-properties fo:font-variant="normal" fo:text-transform="none" fo:color="#000000" style:font-name="Liberation Serif" fo:font-size="12pt" fo:letter-spacing="normal" fo:font-style="normal" fo:font-weight="normal"/>
    </style:style>
    <style:style style:name="P9"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style>
    <style:style style:name="P1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style>
    <style:style style:name="P1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531a5"/>
    </style:style>
    <style:style style:name="P1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8877f"/>
    </style:style>
    <style:style style:name="P1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920dc"/>
    </style:style>
    <style:style style:name="P1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34522"/>
    </style:style>
    <style:style style:name="P1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6106b" officeooo:paragraph-rsid="0016106b"/>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7"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e052f"/>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2pt" fo:letter-spacing="normal" fo:font-style="normal" fo:font-weight="normal" officeooo:rsid="000bd03a" officeooo:paragraph-rsid="000bd03a"/>
    </style:style>
    <style:style style:name="P19"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officeooo:rsid="001d1f91" officeooo:paragraph-rsid="0029c49d"/>
    </style:style>
    <style:style style:name="T1" style:family="text">
      <style:text-properties style:font-style-asian="normal" style:font-style-complex="normal"/>
    </style:style>
    <style:style style:name="T2" style:family="text">
      <style:text-properties officeooo:rsid="002515fa" style:font-style-asian="normal" style:font-style-complex="normal"/>
    </style:style>
    <style:style style:name="T3" style:family="text">
      <style:text-properties officeooo:rsid="00594cd7" style:font-style-asian="normal" style:font-style-complex="normal"/>
    </style:style>
    <style:style style:name="T4" style:family="text">
      <style:text-properties style:font-name="Liberation Serif" style:font-style-asian="normal" style:font-style-complex="normal"/>
    </style:style>
    <style:style style:name="T5" style:family="text">
      <style:text-properties style:font-name="Liberation Serif" officeooo:rsid="00588b2c" style:font-style-asian="normal" style:font-style-complex="normal"/>
    </style:style>
    <style:style style:name="T6" style:family="text">
      <style:text-properties officeooo:rsid="000e052f"/>
    </style:style>
    <style:style style:name="T7" style:family="text">
      <style:text-properties officeooo:rsid="001146ee"/>
    </style:style>
    <style:style style:name="T8" style:family="text">
      <style:text-properties officeooo:rsid="0012ff06"/>
    </style:style>
    <style:style style:name="T9" style:family="text">
      <style:text-properties fo:font-variant="normal" fo:text-transform="none" fo:color="#000000" style:font-name="Liberation Serif" fo:font-size="12pt" fo:letter-spacing="normal" fo:font-style="normal" fo:font-weight="normal" style:font-style-asian="normal" style:font-style-complex="normal"/>
    </style:style>
    <style:style style:name="T10" style:family="text">
      <style:text-properties fo:font-variant="normal" fo:text-transform="none" fo:color="#000000" style:font-name="Liberation Serif" fo:font-size="12pt" fo:letter-spacing="normal" fo:font-style="normal" fo:font-weight="normal" officeooo:rsid="001b4f81" style:font-style-asian="normal" style:font-style-complex="normal"/>
    </style:style>
    <style:style style:name="T11" style:family="text">
      <style:text-properties fo:font-variant="normal" fo:text-transform="none" fo:color="#000000" style:font-name="Liberation Serif" fo:font-size="12pt" fo:letter-spacing="normal" fo:font-style="normal" fo:font-weight="normal" officeooo:rsid="0029c49d" style:font-style-asian="normal" style:font-style-complex="normal"/>
    </style:style>
    <style:style style:name="T12" style:family="text">
      <style:text-properties officeooo:rsid="001b36f3"/>
    </style:style>
    <style:style style:name="T13" style:family="text">
      <style:text-properties officeooo:rsid="002a619b"/>
    </style:style>
    <style:style style:name="T14" style:family="text">
      <style:text-properties officeooo:rsid="002ce47e"/>
    </style:style>
    <style:style style:name="T15" style:family="text">
      <style:text-properties officeooo:rsid="0036b3c4"/>
    </style:style>
    <style:style style:name="T16" style:family="text">
      <style:text-properties officeooo:rsid="0056e6cd"/>
    </style:style>
    <style:style style:name="T17" style:family="text">
      <style:text-properties officeooo:rsid="00583d24"/>
    </style:style>
    <style:style style:name="T18" style:family="text">
      <style:text-properties officeooo:rsid="005c1073"/>
    </style:style>
    <style:style style:name="T19" style:family="text">
      <style:text-properties officeooo:rsid="005d5800"/>
    </style:style>
    <style:style style:name="T20" style:family="text">
      <style:text-properties officeooo:rsid="005f1870"/>
    </style:style>
    <style:style style:name="T21" style:family="text">
      <style:text-properties officeooo:rsid="006048c9"/>
    </style:style>
    <style:style style:name="T22" style:family="text">
      <style:text-properties officeooo:rsid="006274e0"/>
    </style:style>
    <style:style style:name="T23" style:family="text">
      <style:text-properties officeooo:rsid="0064e3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lecaut <text:span text:style-name="T1">Maïté</text:span></text:p>
      <text:p text:style-name="P5">32 rue du Gallodrome</text:p>
      <text:p text:style-name="P5">59960, Neuville-en-Ferrain</text:p>
      <text:p text:style-name="P18"><text:a xlink:type="simple" xlink:href="mailto:maite.delecaut@outlook.fr" text:style-name="Internet_20_link" text:visited-style-name="Visited_20_Internet_20_Link"><text:span text:style-name="T4">maite.delecaut@outlook.</text:span></text:a><text:a xlink:type="simple" xlink:href="mailto:maite.delecaut@outlook.fr" text:style-name="Internet_20_link" text:visited-style-name="Visited_20_Internet_20_Link"><text:span text:style-name="T5">fr</text:span></text:a></text:p>
      <text:p text:style-name="P3"><text:span text:style-name="T2">0</text:span><text:span text:style-name="T1">6.05.36.93.0</text:span><text:span text:style-name="T3">4</text:span></text:p>
      <text:p text:style-name="P4"><text:span text:style-name="T16">À</text:span> l'attention de Madame Lidia Breazu</text:p>
      <text:p text:style-name="P4">Proxiad Lille</text:p>
      <text:p text:style-name="P19"><text:span text:style-name="T10">1</text:span><text:span text:style-name="T9">9 </text:span><text:span text:style-name="T11">a</text:span><text:span text:style-name="T9">venue </text:span><text:span text:style-name="T11">L</text:span><text:span text:style-name="T9">e Corbusier</text:span></text:p>
      <text:p text:style-name="P6">59000, Lille</text:p>
      <text:p text:style-name="P6"/>
      <text:p text:style-name="P7">Neuville-en-Ferrain le 25 octobre 2016</text:p>
      <text:p text:style-name="P17"/>
      <text:p text:style-name="P16">Objet : Candidature <text:span text:style-name="T6">au poste d'Ingénieur d'études et de développement JEE</text:span></text:p>
      <text:p text:style-name="P16"/>
      <text:p text:style-name="P9">Madame,</text:p>
      <text:p text:style-name="P9"/>
      <text:p text:style-name="P15"><text:span text:style-name="T13"><text:tab/>Actuellement en seconde année de DUT informatique, je vous transmets ma candidature e</text:span>n réponse à votre annonce paru<text:span text:style-name="T12">e</text:span> sur votre site internet.</text:p>
      <text:p text:style-name="P10"/>
      <text:p text:style-name="P11"><text:span text:style-name="T14"><text:tab/>J'étudie dans le cadre de ma formation</text:span> différents langages de programmation tel<text:span text:style-name="T14">s</text:span> que Java et le langage C, <text:span text:style-name="T18">j’apprends aussi à</text:span> <text:span text:style-name="T18">manipuler</text:span> <text:span text:style-name="T18">des</text:span> base<text:span text:style-name="T18">s</text:span> de donnée<text:span text:style-name="T18">s</text:span>. Je<text:span text:style-name="T7"> mets depuis cette année ces compétences à profit en </text:span>programmation web. </text:p>
      <text:p text:style-name="P11"/>
      <text:p text:style-name="P1"><text:tab/>Au cours de ma scolarité j'ai participé à un projet d'entrepreneuriat, qui m'a permis de développer mon esprit d'équipe. Assurant le poste de directrice de cette mini-entreprise je suis capable d'assumer des responsabilités et être <text:span text:style-name="T19">autonome</text:span>.</text:p>
      <text:p text:style-name="P12"/>
      <text:p text:style-name="P2"><text:tab/>J'ai également particip<text:span text:style-name="T19">é</text:span> à plusieurs projets de programmation <text:span text:style-name="T20">en utilisant</text:span> la méthode AGILE, qui favorise la communication au sein d'un<text:span text:style-name="T23">e équipe</text:span>. <text:span text:style-name="T21">Par exemple au cours d'un</text:span> emploi saisonnier au sein du centre médical de Tourcoing j'ai assumé un poste nécessitant d'être au service de la personne <text:span text:style-name="T21">et</text:span> j'ai <text:span text:style-name="T21">compris</text:span> l'importance d'être à l'écoute <text:span text:style-name="T22">autant</text:span> pour suivre <text:span text:style-name="T17">d</text:span>es directives <text:span text:style-name="T22">que pour répondre aux besoins des patients</text:span>.</text:p>
      <text:p text:style-name="P10"/>
      <text:p text:style-name="P13"><text:tab/>De nature curieuse et travailleuse je souhaite approfondir mes connaissances en informatique. <text:span text:style-name="T8">Motivée à apprendre, je sais me donner les moyens de réussir comme le montre l'investissement et le sérieux dont je fais preuve dans mes études. Avide d'expérience, rejoindre une équipe jeune et dynamique est une opportunité vraiment stimulante et motivante.</text:span></text:p>
      <text:p text:style-name="P14"/>
      <text:p text:style-name="P10"><text:span text:style-name="T15"><text:tab/>J</text:span>e me tiens à votre entière disposition pour tous renseignements complémentaires. Dans l’attente de vous rencontrer, je vous pris d’agréer, l’expression de mes salutations distinguées.</text:p>
      <text:p text:style-name="P10"/>
      <text:p text:style-name="P8">Delecaut Maï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8:50:33.113271692</meta:creation-date>
    <dc:date>2016-11-15T09:33:12.947100701</dc:date>
    <meta:editing-duration>PT1H50M37S</meta:editing-duration>
    <meta:editing-cycles>50</meta:editing-cycles>
    <meta:generator>LibreOffice/4.3.3.2$Linux_X86_64 LibreOffice_project/430m0$Build-2</meta:generator>
    <meta:document-statistic meta:table-count="0" meta:image-count="0" meta:object-count="0" meta:page-count="1" meta:paragraph-count="19" meta:word-count="281" meta:character-count="1888" meta:non-whitespace-character-count="1619"/>
  </office:meta>
</office:document-meta>
</file>